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006cm" svg:height="0.863cm" draw:transform="skewX (-0.000349065850398877) rotate (-2.05879038565251) translate (4.76965001265071cm 2.9051232927322cm)" svg:viewBox="0 0 7007 864" svg:d="M38 864c610-44 1956-9 3061-53 1105-40 3330-138 3824-158 125-31 125-658-101-653-590 69-2664 214-3503 222-835 11-2653 93-3145-7-123-9-235 646-136 649z">
          <text:p/>
        </draw:path>
        <draw:path draw:style-name="gr1" draw:text-style-name="P1" draw:layer="layout" svg:width="1.572cm" svg:height="3.486cm" draw:transform="skewX (0.000698131700797735) rotate (-1.55247036964896) translate (5.34084783448511cm 6.1177594690235cm)" svg:viewBox="0 0 1573 3487" svg:d="M1572 3407c-74-190-255-724-426-1404-173-614-284-1220-351-1671-15-297-931-574-778 12 153 585 286 1054 449 1689 190 686 230 875 317 1340 23 172 822 120 789 34z">
          <text:p/>
        </draw:path>
        <draw:path draw:style-name="gr1" draw:text-style-name="P1" draw:layer="layout" svg:width="0.902cm" svg:height="0.66cm" draw:transform="skewX (0.00244346095279198) rotate (-2.15652882376419) translate (2.5298895804584cm 7.0945893617609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2cm" svg:height="0.661cm" draw:transform="skewX (0.00122173047639598) rotate (-2.1556561591382) translate (5.60645731859439cm 6.2546291664946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5) rotate (-2.1556561591382) translate (1.7614736659504cm 8.6713561881003cm)" svg:viewBox="0 0 904 662" svg:d="M527 644c137-64 329-219 367-367 35-139-27-185-184-243-156-57-352-32-459-4-277 72-309 187-173 370 136 182 314 309 449 244z">
          <text:p/>
        </draw:path>
        <draw:path draw:style-name="gr1" draw:text-style-name="P1" draw:layer="layout" svg:width="6.09cm" svg:height="4.308cm" draw:transform="rotate (-1.55264490257416) translate (8.84170592602897cm 2.66130571004498cm)" svg:viewBox="0 0 6091 4309" svg:d="M472 4075c754-89 2156-110 2968-82 809 26 1056 182 1660 291 603 108 1140-111 953-1138-188-1025-277-2638-280-2797-4-159-834-541-815-232 17 309 100 1299 179 1844 78 545 280 1225 155 1576-91 261-172 134-1076-48s-3628-139-4136-113c-201 8-7 730 392 699z">
          <text:p/>
        </draw:path>
        <draw:path draw:style-name="gr1" draw:text-style-name="P1" draw:layer="layout" svg:width="1.172cm" svg:height="3.565cm" draw:transform="rotate (-1.55194677087336) translate (8.60538688289999cm 4.4755312542461cm)" svg:viewBox="0 0 1173 3566" svg:d="M1172 3413c-76-195-226-738-285-1202-58-465-105-1598-76-1832 28-234-820-533-811-287 17 460 68 1493 186 2230 117 738 109 725 219 1143 54 205 805 49 767-52z">
          <text:p/>
        </draw:path>
        <draw:path draw:style-name="gr1" draw:text-style-name="P1" draw:layer="layout" svg:width="0.903cm" svg:height="0.661cm" draw:transform="rotate (-2.15757602131539) translate (9.18765777377cm 7.7776151038324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2cm" svg:height="0.661cm" draw:transform="rotate (-2.15687788961459) translate (8.872457812066cm 4.63479477512917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2cm" svg:height="0.661cm" draw:transform="rotate (-2.15687788961459) translate (5.79162447873239cm 5.04896144179582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219cm" svg:height="4.803cm" draw:transform="skewX (0.0015707963267949) rotate (-1.55247036964896) translate (8.92373157931398cm 1.86858209300405cm)" svg:viewBox="0 0 1220 4804" svg:d="M1219 4736c-78-343-322-1392-389-2162-66-767-31-2016-15-2222 5-108-812-511-815-283-3 227 16 1641 105 2464s224 1595 321 2144c22 174 817 145 793 59z">
          <text:p/>
        </draw:path>
        <draw:path draw:style-name="gr1" draw:text-style-name="P1" draw:layer="layout" svg:width="0.902cm" svg:height="0.661cm" draw:transform="rotate (-2.15687788961459) translate (5.60162447873239cm 2.84479477512909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0.903cm" svg:height="0.661cm" draw:transform="skewX (0.001221730476396) rotate (-2.15687788961459) translate (9.200640143228cm 2.026688890543cm)" svg:viewBox="0 0 904 662" svg:d="M527 644c137-64 329-219 367-367 35-139-27-185-184-243-156-57-352-32-459-3-277 72-309 187-173 370 136 181 314 308 449 243z">
          <text:p/>
        </draw:path>
        <draw:path draw:style-name="gr1" draw:text-style-name="P1" draw:layer="layout" svg:width="0.902cm" svg:height="0.661cm" draw:transform="rotate (-2.15687788961459) translate (4.79879114539899cm 2.50762810846249cm)" svg:viewBox="0 0 903 662" svg:d="M527 644c137-64 329-219 367-367 35-139-27-185-184-243-155-57-351-32-459-3-276 72-309 187-173 370 136 181 313 308 449 24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7T19:09:31.601000000</dc:date>
    <meta:editing-duration>PT2M55S</meta:editing-duration>
    <meta:editing-cycles>3</meta:editing-cycles>
    <meta:generator>LibreOffice/24.2.4.2$Windows_X86_64 LibreOffice_project/51a6219feb6075d9a4c46691dcfe0cd9c4fff3c2</meta:generator>
    <meta:document-statistic meta:object-count="14"/>
  </office:meta>
</office:document-meta>
</file>